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C0000004A36C8C471EF5C54D2.png" manifest:media-type="image/png"/>
  <manifest:file-entry manifest:full-path="Pictures/10000201000000BF00000038FF6FDBF14F1FC076.png" manifest:media-type="image/png"/>
  <manifest:file-entry manifest:full-path="Pictures/1000000000000280000000054024A3C4FC5E7712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/>
    <style:font-face style:name="Times-Roman1" svg:font-family="Times-Roman" style:font-family-generic="roman"/>
    <style:font-face style:name="Helvetica1" svg:font-family="Helvetica" style:font-family-generic="swiss"/>
    <style:font-face style:name="DejaVu Sans3" svg:font-family="'DejaVu Sans'" style:font-pitch="variable"/>
    <style:font-face style:name="Lohit Hindi3" svg:font-family="'Lohit Hindi'" style:font-pitch="variable"/>
    <style:font-face style:name="Symbol" svg:font-family="Symbol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-Roman" svg:font-family="Times-Roman" style:font-family-generic="roman" style:font-pitch="variable"/>
    <style:font-face style:name="DejaVu Sans2" svg:font-family="'DejaVu Sans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ohit Hindi2" svg:font-family="'Lohit Hind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3.609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2.973cm"/>
    </style:style>
    <style:style style:name="pr4" style:family="presentation" style:parent-style-name="Default-subtitle">
      <style:graphic-properties draw:fill-color="#ffffff" fo:min-height="12.661cm"/>
    </style:style>
    <style:style style:name="pr5" style:family="presentation" style:parent-style-name="Default-subtitle">
      <style:graphic-properties draw:fill-color="#ffffff" fo:min-height="22.188cm"/>
    </style:style>
    <style:style style:name="pr6" style:family="presentation" style:parent-style-name="Default-subtitle">
      <style:graphic-properties draw:fill-color="#ffffff" fo:min-height="17.365cm"/>
    </style:style>
    <style:style style:name="pr7" style:family="presentation" style:parent-style-name="Default-subtitle">
      <style:graphic-properties draw:fill-color="#ffffff" fo:min-height="16.581cm"/>
    </style:style>
    <style:style style:name="pr8" style:family="presentation" style:parent-style-name="Default-subtitle">
      <style:graphic-properties draw:fill-color="#ffffff" fo:min-height="16.573cm"/>
    </style:style>
    <style:style style:name="pr9" style:family="presentation" style:parent-style-name="Default-subtitle">
      <style:graphic-properties draw:fill-color="#ffffff" fo:min-height="16.342cm"/>
    </style:style>
    <style:style style:name="pr10" style:family="presentation" style:parent-style-name="Default-subtitle">
      <style:graphic-properties draw:fill-color="#ffffff" fo:min-height="17.725cm"/>
    </style:style>
    <style:style style:name="pr11" style:family="presentation" style:parent-style-name="Default-subtitle">
      <style:graphic-properties draw:fill-color="#ffffff" fo:min-height="9.56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start"/>
      <style:text-properties fo:color="#000080" fo:font-size="40pt" fo:text-shadow="1pt 1pt" fo:font-weight="bold" style:font-size-asian="40pt" style:font-weight-asian="bold" style:font-size-complex="4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loext:graphic-properties draw:fill-color="#ffffff"/>
      <style:paragraph-properties fo:text-align="start"/>
      <style:text-properties style:font-name="Liberation Sans1" fo:font-size="3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text-autospace="none"/>
    </style:style>
    <style:style style:name="P10" style:family="paragraph">
      <loext:graphic-properties draw:fill-color="#ffffff"/>
      <style:paragraph-properties fo:text-align="start"/>
      <style:text-properties fo:font-size="32pt"/>
    </style:style>
    <style:style style:name="T1" style:family="text">
      <style:text-properties fo:color="#000080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000000" style:font-name="Liberation Sans1" fo:font-size="32pt" style:font-name-asian="Times-Roman1" style:font-size-asian="32pt" style:font-name-complex="Times-Roman1" style:font-size-complex="32pt"/>
    </style:style>
    <style:style style:name="T3" style:family="text">
      <style:text-properties fo:color="#000000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Times-Roman1" style:font-size-asian="32pt" style:font-style-asian="normal" style:font-weight-asian="normal" style:font-name-complex="Times-Roman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style:font-name-asian="Helvetica1" style:font-size-asian="32pt" style:font-style-asian="normal" style:font-weight-asian="bold" style:font-name-complex="Helvetica1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ans1" fo:font-size="32pt" fo:font-style="italic" fo:text-shadow="none" style:text-underline-style="none" fo:font-weight="normal" style:letter-kerning="true" style:font-name-asian="Times-Roman1" style:font-size-asian="32pt" style:font-style-asian="italic" style:font-weight-asian="normal" style:font-name-complex="Times-Roman1" style:font-size-complex="3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/>
    </style:style>
    <style:style style:name="T7" style:family="text">
      <style:text-properties fo:color="#000000" style:text-outline="false" style:text-line-through-style="none" style:text-line-through-type="none" style:font-name="Liberation Sans1" fo:font-size="32pt" fo:font-style="normal" fo:text-shadow="none" style:text-underline-style="none" style:letter-kerning="true" style:font-name-asian="Times-Roman1" style:font-size-asian="32pt" style:font-style-asian="normal" style:font-name-complex="Times-Roman1" style:font-size-complex="32pt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Times-Roman1" style:font-size-asian="26pt" style:font-style-asian="normal" style:font-weight-asian="normal" style:font-name-complex="Times-Roman1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Helvetica1" style:font-size-asian="26pt" style:font-style-asian="normal" style:font-weight-asian="normal" style:font-name-complex="Helvetica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Symbol1" style:font-size-asian="26pt" style:font-style-asian="normal" style:font-weight-asian="normal" style:font-name-complex="Symbol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Times-Roman1" style:font-size-asian="26pt" style:font-style-asian="normal" style:font-weight-asian="normal" style:font-name-complex="Times-Roman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Times-Roman1" style:font-size-asian="20pt" style:font-style-asian="normal" style:font-weight-asian="normal" style:font-name-complex="Times-Roman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ans1" fo:font-size="26pt" fo:font-style="normal" fo:text-shadow="none" style:text-underline-style="none" fo:font-weight="bold" style:letter-kerning="true" style:font-name-asian="Helvetica1" style:font-size-asian="26pt" style:font-style-asian="normal" style:font-weight-asian="bold" style:font-name-complex="Helvetica1" style:font-size-complex="2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color="#000000" style:font-name="Liberation Sans1" fo:font-size="26pt" fo:font-weight="normal" style:font-name-asian="Helvetica1" style:font-size-asian="26pt" style:font-weight-asian="normal" style:font-name-complex="Helvetica1" style:font-size-complex="26pt" style:font-weight-complex="normal"/>
    </style:style>
    <style:style style:name="T17" style:family="text">
      <style:text-properties fo:color="#000000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Helvetica1" style:font-size-asian="32pt" style:font-style-asian="normal" style:font-weight-asian="normal" style:font-name-complex="Helvetica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font-name="Liberation Sans1" fo:font-size="32pt" fo:font-weight="normal" style:font-name-asian="Helvetica1" style:font-size-asian="32pt" style:font-weight-asian="normal" style:font-name-complex="Helvetica1" style:font-size-complex="32pt" style:font-weight-complex="normal"/>
    </style:style>
    <style:style style:name="T19" style:family="text">
      <style:text-properties fo:color="#000000" style:font-name="Liberation Sans1" fo:font-size="32pt" fo:font-weight="normal" style:font-name-asian="Times-Roman1" style:font-size-asian="32pt" style:font-weight-asian="normal" style:font-name-complex="Times-Roman1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3.609cm" svg:x="1.388cm" svg:y="2.383cm" presentation:class="subtitle" presentation:user-transformed="true">
          <draw:text-box>
            <text:p text:style-name="P1"><text:span text:style-name="T1">Structures, Unions, Enums</text:span></text:p>
          </draw:text-box>
        </draw:frame>
        <draw:frame draw:style-name="gr1" draw:text-style-name="P3" draw:layer="layout" svg:width="25.4cm" svg:height="0.131cm" svg:x="1.27cm" svg:y="11.299cm">
          <draw:image xlink:href="Pictures/1000000000000280000000054024A3C4FC5E77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973cm" svg:x="1.4cm" svg:y="1.104cm" presentation:class="title" presentation:user-transformed="true">
          <draw:text-box>
            <text:p>Introduction</text:p>
          </draw:text-box>
        </draw:frame>
        <draw:frame presentation:style-name="pr4" draw:text-style-name="P6" draw:layer="layout" svg:width="25.199cm" svg:height="12.661cm" svg:x="1.394cm" svg:y="4.88cm" presentation:class="subtitle" presentation:user-transformed="true">
          <draw:text-box>
            <text:list text:style-name="L1">
              <text:list-item>
                <text:p text:style-name="P5"><text:span text:style-name="T2"><text:s/></text:span><text:span text:style-name="T3">The key to effective use of C++ is the definition and use of user-defined types</text:span></text:p>
              </text:list-item>
              <text:list-item>
                <text:p text:style-name="P5"><text:span text:style-name="T3"><text:s/></text:span><text:span text:style-name="T3">the three most primitive variants of the notion of a user-defined type:</text:span></text:p>
              </text:list-item>
            </text:list>
            <text:p text:style-name="P5"><text:span text:style-name="T3"><text:s text:c="3"/>• </text:span><text:span text:style-name="T3">A </text:span><text:span text:style-name="T4">struct </text:span><text:span text:style-name="T3">(a structure) is a sequence of elements (called </text:span><text:span text:style-name="T5">members</text:span><text:span text:style-name="T3">) of arbitrary types.</text:span></text:p>
            <text:p text:style-name="P5"><text:span text:style-name="T3"><text:s text:c="3"/>• </text:span><text:span text:style-name="T3">A </text:span><text:span text:style-name="T4">union </text:span><text:span text:style-name="T3">is a </text:span><text:span text:style-name="T4">struct </text:span><text:span text:style-name="T3">that holds the value of just one of its elements at any one time.</text:span></text:p>
            <text:p text:style-name="P5"><text:span text:style-name="T3"><text:s text:c="3"/>• </text:span><text:span text:style-name="T3">An </text:span><text:span text:style-name="T4">enum </text:span><text:span text:style-name="T3">(an enumeration) is a type with a set of named constants (called enumerators).</text:span></text:p>
          </draw:text-box>
        </draw:frame>
        <draw:frame draw:style-name="gr1" draw:text-style-name="P3" draw:layer="layout" svg:width="25.4cm" svg:height="0.131cm" svg:x="1.27cm" svg:y="4.314cm">
          <draw:image xlink:href="Pictures/1000000000000280000000054024A3C4FC5E77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973cm" svg:x="1.4cm" svg:y="1.104cm" presentation:class="title" presentation:user-transformed="true">
          <draw:text-box>
            <text:p>Structures</text:p>
          </draw:text-box>
        </draw:frame>
        <draw:frame presentation:style-name="pr5" draw:text-style-name="P10" draw:layer="layout" svg:width="25.199cm" svg:height="22.188cm" svg:x="1.471cm" svg:y="4.496cm" presentation:class="subtitle" presentation:user-transformed="true">
          <draw:text-box>
            <text:list text:style-name="L1">
              <text:list-item>
                <text:p text:style-name="P8"><text:span text:style-name="T6"><text:s/></text:span><text:span text:style-name="T6">A</text:span><text:span text:style-name="T7"> </text:span><text:span text:style-name="T4">struct </text:span><text:span text:style-name="T3">is an aggregate of elements of arbitrary types</text:span></text:p>
              </text:list-item>
            </text:list>
            <text:p text:style-name="P5"><text:span text:style-name="T8">struct Address {</text:span></text:p>
            <text:p text:style-name="P5"><text:span text:style-name="T9">const char</text:span><text:span text:style-name="T10">∗ </text:span><text:span text:style-name="T9">name;</text:span></text:p>
            <text:p text:style-name="P5"><text:span text:style-name="T8">int number;</text:span></text:p>
            <text:p text:style-name="P5"><text:span text:style-name="T9">const char</text:span><text:span text:style-name="T10">∗ </text:span><text:span text:style-name="T9">street;</text:span></text:p>
            <text:p text:style-name="P8"><text:span text:style-name="T8">};</text:span></text:p>
            <text:p text:style-name="P5"><text:span text:style-name="T8">Address jd;</text:span></text:p>
            <text:p text:style-name="P8"><text:span text:style-name="T8">jd.name = "Jim Dandy"; </text:span></text:p>
            <text:p text:style-name="P8"><text:span text:style-name="T8">jd.number = 61;</text:span></text:p>
            <text:p text:style-name="P8"><text:span text:style-name="T8">Address addr = {"Jim Dandy", 61, “Street”};</text:span></text:p>
            <text:list text:continue-numbering="true" text:style-name="L1">
              <text:list-item>
                <text:p text:style-name="P9"><text:span text:style-name="T8"><text:s/></text:span><text:span text:style-name="T8">Objects of structure types can be assigned, passed as function arguments, and returned as the result from a function.</text:span></text:p>
                <text:p text:style-name="P8"><text:span text:style-name="T11">- </text:span><text:span text:style-name="T12">Create two struct variables of type Date and compare them</text:span></text:p>
              </text:list-item>
            </text:list>
            <text:p text:style-name="P8"><text:span text:style-name="T8"/></text:p>
            <text:list text:continue-numbering="true" text:style-name="L1">
              <text:list-header>
                <text:p text:style-name="P8"><text:span text:style-name="T6"/></text:p>
                <text:p text:style-name="P8"><text:span text:style-name="T6"/></text:p>
                <text:p text:style-name="P8"><text:span text:style-name="T6"><text:s/></text:span></text:p>
                <text:p text:style-name="P8"><text:span text:style-name="T6"/></text:p>
              </text:list-header>
            </text:list>
          </draw:text-box>
        </draw:frame>
        <draw:frame draw:style-name="gr1" draw:text-style-name="P3" draw:layer="layout" svg:width="25.4cm" svg:height="0.131cm" svg:x="1.27cm" svg:y="4.314cm">
          <draw:image xlink:href="Pictures/1000000000000280000000054024A3C4FC5E77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973cm" svg:x="1.4cm" svg:y="1.104cm" presentation:class="title" presentation:user-transformed="true">
          <draw:text-box>
            <text:p>struct Layout</text:p>
          </draw:text-box>
        </draw:frame>
        <draw:frame presentation:style-name="pr6" draw:text-style-name="P10" draw:layer="layout" svg:width="25.199cm" svg:height="17.365cm" svg:x="1.27cm" svg:y="4.902cm" presentation:class="subtitle" presentation:user-transformed="true">
          <draw:text-box>
            <text:list text:style-name="L1">
              <text:list-item>
                <text:p text:style-name="P8"><text:span text:style-name="T6"><text:s/></text:span><text:span text:style-name="T7">An object of a </text:span><text:span text:style-name="T4">struct </text:span><text:span text:style-name="T3">holds its members in the order they are declared.</text:span></text:p>
              </text:list-item>
            </text:list>
            <text:p text:style-name="P5"><text:span text:style-name="T8">struct Readout { </text:span></text:p>
            <text:p text:style-name="P5"><text:span text:style-name="T9">char hour; </text:span></text:p>
            <text:p text:style-name="P5"><text:span text:style-name="T8">int value;</text:span></text:p>
            <text:p text:style-name="P5"><text:span text:style-name="T9">char seq; </text:span></text:p>
            <text:p text:style-name="P5"><text:span text:style-name="T8">};</text:span></text:p>
            <text:p text:style-name="P5"><text:span text:style-name="T8"/></text:p>
            <text:list text:continue-numbering="true" text:style-name="L1">
              <text:list-item>
                <text:p text:style-name="P5"><text:span text:style-name="T8"><text:s/></text:span><text:span text:style-name="T8">The size of an object of a </text:span><text:span text:style-name="T13">struct </text:span><text:span text:style-name="T8">is not necessarily the sum of the sizes of its members. This is because many machines require objects of certain types to aligned, e.g. integers are often allocated on word boundaries.</text:span></text:p>
              </text:list-item>
              <text:list-item>
                <text:p text:style-name="P5"><text:span text:style-name="T8"><text:s/></text:span><text:span text:style-name="T8">You can minimize wasted space by simply ordering members by size (largest member first).</text:span></text:p>
                <text:p text:style-name="P8"><text:span text:style-name="T6"><text:s/></text:span><text:span text:style-name="T14"><text:s text:c="3"/></text:span></text:p>
                <text:p text:style-name="P8"><text:span text:style-name="T6"/></text:p>
              </text:list-item>
            </text:list>
          </draw:text-box>
        </draw:frame>
        <draw:frame draw:style-name="gr1" draw:text-style-name="P3" draw:layer="layout" svg:width="25.4cm" svg:height="0.131cm" svg:x="1.27cm" svg:y="4.314cm">
          <draw:image xlink:href="Pictures/1000000000000280000000054024A3C4FC5E7712.png" xlink:type="simple" xlink:show="embed" xlink:actuate="onLoad">
            <text:p/>
          </draw:image>
        </draw:frame>
        <draw:frame draw:style-name="gr3" draw:text-style-name="P3" draw:layer="layout" svg:width="4.908cm" svg:height="2.327cm" svg:x="8.427cm" svg:y="7.62cm">
          <draw:image xlink:href="Pictures/100002010000009C0000004A36C8C471EF5C54D2.png" xlink:type="simple" xlink:show="embed" xlink:actuate="onLoad">
            <text:p/>
          </draw:image>
        </draw:frame>
        <draw:frame draw:style-name="gr3" draw:text-style-name="P3" draw:layer="layout" svg:width="6.538cm" svg:height="1.915cm" svg:x="13.97cm" svg:y="7.62cm">
          <draw:image xlink:href="Pictures/10000201000000BF00000038FF6FDBF14F1FC07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973cm" svg:x="1.4cm" svg:y="1.104cm" presentation:class="title" presentation:user-transformed="true">
          <draw:text-box>
            <text:p>Unions</text:p>
          </draw:text-box>
        </draw:frame>
        <draw:frame presentation:style-name="pr7" draw:text-style-name="P10" draw:layer="layout" svg:width="25.199cm" svg:height="16.581cm" svg:x="1.27cm" svg:y="4.226cm" presentation:class="subtitle" presentation:user-transformed="true">
          <draw:text-box>
            <text:list text:style-name="L1">
              <text:list-item>
                <text:p text:style-name="P8"><text:span text:style-name="T6"><text:s/></text:span><text:span text:style-name="T6">All members are allocated at the same address so that the union occupies only as much space as its largest member.</text:span></text:p>
              </text:list-item>
              <text:list-item>
                <text:p text:style-name="P8"><text:span text:style-name="T6"><text:s/></text:span><text:span text:style-name="T6">A union can hold a value for only one member at a time.</text:span></text:p>
                <text:p text:style-name="P8"><text:span text:style-name="T15">union Entry { </text:span></text:p>
                <text:p text:style-name="P8"><text:span text:style-name="T15">char∗ name;</text:span></text:p>
                <text:p text:style-name="P8"><text:span text:style-name="T15">char∗ s; </text:span></text:p>
                <text:p text:style-name="P8"><text:span text:style-name="T15">};</text:span></text:p>
                <text:p text:style-name="P8"><text:span text:style-name="T15">void f() </text:span></text:p>
                <text:p text:style-name="P8"><text:span text:style-name="T15">{</text:span></text:p>
                <text:p text:style-name="P8"><text:span text:style-name="T15"><text:s text:c="3"/></text:span><text:span text:style-name="T15">Entry a; </text:span></text:p>
                <text:p text:style-name="P8"><text:span text:style-name="T15"><text:s text:c="3"/></text:span><text:span text:style-name="T15">a.i = i;</text:span></text:p>
                <text:p text:style-name="P8"><text:span text:style-name="T15"><text:s text:c="3"/></text:span><text:span text:style-name="T15">return a.p; // bad use</text:span></text:p>
                <text:p text:style-name="P8"><text:span text:style-name="T15">}</text:span></text:p>
              </text:list-item>
            </text:list>
          </draw:text-box>
        </draw:frame>
        <draw:frame draw:style-name="gr1" draw:text-style-name="P3" draw:layer="layout" svg:width="25.4cm" svg:height="0.131cm" svg:x="1.27cm" svg:y="4.314cm">
          <draw:image xlink:href="Pictures/1000000000000280000000054024A3C4FC5E77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layer="layout" svg:width="25.199cm" svg:height="2.973cm" svg:x="1.4cm" svg:y="1.104cm" presentation:class="title" presentation:user-transformed="true">
          <draw:text-box>
            <text:p>Structures and Arrays</text:p>
          </draw:text-box>
        </draw:frame>
        <draw:frame presentation:style-name="pr8" draw:text-style-name="P10" draw:layer="layout" svg:width="25.199cm" svg:height="16.573cm" svg:x="1.27cm" svg:y="4.382cm" presentation:class="subtitle" presentation:user-transformed="true">
          <draw:text-box>
            <text:list text:style-name="L1">
              <text:list-item>
                <text:p text:style-name="P8"><text:span text:style-name="T15"><text:s/></text:span><text:span text:style-name="T15">There</text:span><text:span text:style-name="T8"> can be arrays of </text:span><text:span text:style-name="T9">struct</text:span><text:span text:style-name="T8">s and </text:span><text:span text:style-name="T9">struct</text:span><text:span text:style-name="T8">s containing arrays. </text:span></text:p>
              </text:list-item>
            </text:list>
            <text:p text:style-name="P5"><text:span text:style-name="T16">struct Point { </text:span></text:p>
            <text:p text:style-name="P5"><text:span text:style-name="T16"><text:s text:c="3"/></text:span><text:span text:style-name="T16">int x,y;</text:span></text:p>
            <text:p text:style-name="P5"><text:span text:style-name="T16">};</text:span></text:p>
            <text:p text:style-name="P5"><text:span text:style-name="T16">Point points[3] {{1,2},{3,4},{5,6}}; </text:span></text:p>
            <text:p text:style-name="P5"><text:span text:style-name="T16">int x2 = points[2].x;</text:span></text:p>
            <text:p text:style-name="P5"><text:span text:style-name="T16">struct Array { </text:span></text:p>
            <text:p text:style-name="P5"><text:span text:style-name="T16"><text:s text:c="3"/></text:span><text:span text:style-name="T16">Point elem[3];</text:span></text:p>
            <text:p text:style-name="P5"><text:span text:style-name="T16">};</text:span></text:p>
            <text:p text:style-name="P5"><text:span text:style-name="T16">Array points2 {{1,2},{3,4},{5,6}}; int y2 = points2.elem[2].y;</text:span></text:p>
            <text:p text:style-name="P8"><text:span text:style-name="T8">Placing a built-in array in a </text:span><text:span text:style-name="T9">struct </text:span><text:span text:style-name="T8">allows us to treat that array as an object: we can copy the </text:span><text:span text:style-name="T9">struct </text:span><text:span text:style-name="T8">containing it in initialization (including argument passing and function return) and assignment. STL </text:span><text:span text:style-name="T9">array </text:span><text:span text:style-name="T8">is a template to allow arbitrary numbers of elements of arbitrary types.</text:span><text:span text:style-name="T6"> <text:s text:c="2"/></text:span></text:p>
          </draw:text-box>
        </draw:frame>
        <draw:frame draw:style-name="gr1" draw:text-style-name="P3" draw:layer="layout" svg:width="25.4cm" svg:height="0.131cm" svg:x="1.27cm" svg:y="4.314cm">
          <draw:image xlink:href="Pictures/1000000000000280000000054024A3C4FC5E77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layer="layout" svg:width="25.199cm" svg:height="2.973cm" svg:x="1.4cm" svg:y="1.104cm" presentation:class="title" presentation:user-transformed="true">
          <draw:text-box>
            <text:p>Type Equivalence</text:p>
          </draw:text-box>
        </draw:frame>
        <draw:frame presentation:style-name="pr9" draw:text-style-name="P10" draw:layer="layout" svg:width="25.199cm" svg:height="16.342cm" svg:x="1.27cm" svg:y="3.978cm" presentation:class="subtitle" presentation:user-transformed="true">
          <draw:text-box>
            <text:list text:style-name="L1">
              <text:list-item>
                <text:p text:style-name="P8"><text:span text:style-name="T6"><text:s/></text:span><text:span text:style-name="T3">Two </text:span><text:span text:style-name="T17">struct</text:span><text:span text:style-name="T3">s are different types even when they have the same members. For example: </text:span></text:p>
                <text:p text:style-name="P8"><text:span text:style-name="T17">struct S1 { int a; };</text:span></text:p>
              </text:list-item>
            </text:list>
            <text:p text:style-name="P5"><text:span text:style-name="T18"><text:s/></text:span><text:span text:style-name="T18">struct S2 { int a; };</text:span></text:p>
            <text:p text:style-name="P5"><text:span text:style-name="T18"><text:s/></text:span><text:span text:style-name="T18">S1 </text:span><text:span text:style-name="T19">and </text:span><text:span text:style-name="T18">S2 </text:span><text:span text:style-name="T19">are two different types, so:</text:span></text:p>
            <text:p text:style-name="P5"><text:span text:style-name="T18"><text:s/></text:span><text:span text:style-name="T18">S1 x;</text:span></text:p>
            <text:p text:style-name="P5"><text:span text:style-name="T18"><text:s/></text:span><text:span text:style-name="T18">S2 y = x; // error : type mismatch</text:span></text:p>
            <text:p text:style-name="P5"><text:span text:style-name="T18"/></text:p>
            <text:p text:style-name="P5"><text:span text:style-name="T19">A </text:span><text:span text:style-name="T18">struct </text:span><text:span text:style-name="T19">is also a different type from a type used as a member. For example: </text:span></text:p>
            <text:p text:style-name="P5"><text:span text:style-name="T18">S1 x;</text:span></text:p>
            <text:p text:style-name="P8"><text:span text:style-name="T17">int i = x; // error : type mismatch</text:span><text:span text:style-name="T6"> <text:s text:c="3"/></text:span></text:p>
          </draw:text-box>
        </draw:frame>
        <draw:frame draw:style-name="gr1" draw:text-style-name="P3" draw:layer="layout" svg:width="25.4cm" svg:height="0.131cm" svg:x="1.27cm" svg:y="4.314cm">
          <draw:image xlink:href="Pictures/1000000000000280000000054024A3C4FC5E77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layer="layout" svg:width="25.199cm" svg:height="2.973cm" svg:x="1.4cm" svg:y="1.104cm" presentation:class="title" presentation:user-transformed="true">
          <draw:text-box>
            <text:p>Unions</text:p>
          </draw:text-box>
        </draw:frame>
        <draw:frame presentation:style-name="pr7" draw:text-style-name="P10" draw:layer="layout" svg:width="25.199cm" svg:height="16.581cm" svg:x="1.27cm" svg:y="4.226cm" presentation:class="subtitle" presentation:user-transformed="true">
          <draw:text-box>
            <text:list text:style-name="L1">
              <text:list-item>
                <text:p text:style-name="P8"><text:span text:style-name="T6"><text:s/></text:span><text:span text:style-name="T6">All members are allocated at the same address so that the union occupies only as much space as its largest member.</text:span></text:p>
              </text:list-item>
              <text:list-item>
                <text:p text:style-name="P8"><text:span text:style-name="T6"><text:s/></text:span><text:span text:style-name="T6">A union can hold a value for only one member at a time.</text:span></text:p>
                <text:p text:style-name="P8"><text:span text:style-name="T15">union Entry { </text:span></text:p>
                <text:p text:style-name="P8"><text:span text:style-name="T15">char∗ name;</text:span></text:p>
                <text:p text:style-name="P8"><text:span text:style-name="T15">char∗ s; </text:span></text:p>
                <text:p text:style-name="P8"><text:span text:style-name="T15">};</text:span></text:p>
                <text:p text:style-name="P8"><text:span text:style-name="T15">void f() </text:span></text:p>
                <text:p text:style-name="P8"><text:span text:style-name="T15">{</text:span></text:p>
                <text:p text:style-name="P8"><text:span text:style-name="T15"><text:s text:c="3"/></text:span><text:span text:style-name="T15">Entry a; </text:span></text:p>
                <text:p text:style-name="P8"><text:span text:style-name="T15"><text:s text:c="3"/></text:span><text:span text:style-name="T15">a.i = i;</text:span></text:p>
                <text:p text:style-name="P8"><text:span text:style-name="T15"><text:s text:c="3"/></text:span><text:span text:style-name="T15">return a.p; // bad use</text:span></text:p>
                <text:p text:style-name="P8"><text:span text:style-name="T15">}</text:span></text:p>
              </text:list-item>
            </text:list>
          </draw:text-box>
        </draw:frame>
        <draw:frame draw:style-name="gr1" draw:text-style-name="P3" draw:layer="layout" svg:width="25.4cm" svg:height="0.131cm" svg:x="1.27cm" svg:y="4.314cm">
          <draw:image xlink:href="Pictures/1000000000000280000000054024A3C4FC5E77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layer="layout" svg:width="25.199cm" svg:height="2.973cm" svg:x="1.4cm" svg:y="1.104cm" presentation:class="title" presentation:user-transformed="true">
          <draw:text-box>
            <text:p>Enumerations</text:p>
          </draw:text-box>
        </draw:frame>
        <draw:frame presentation:style-name="pr10" draw:text-style-name="P10" draw:layer="layout" svg:width="25.199cm" svg:height="17.725cm" svg:x="1.471cm" svg:y="4.528cm" presentation:class="subtitle" presentation:user-transformed="true">
          <draw:text-box>
            <text:list text:style-name="L1">
              <text:list-item>
                <text:p text:style-name="P8"><text:span text:style-name="T6"><text:s/></text:span><text:span text:style-name="T6">An enumeration is a type that can hold a set of integer values specified by the user</text:span></text:p>
              </text:list-item>
              <text:list-item>
                <text:p text:style-name="P8"><text:span text:style-name="T6">Some of an enumeration’s possible values are named and called enumerators. For example:</text:span></text:p>
                <text:p text:style-name="P8"><text:span text:style-name="T6">enum Color { red, green, blue };</text:span></text:p>
                <text:p text:style-name="P8"><text:span text:style-name="T6">Color r = red;</text:span></text:p>
                <text:p text:style-name="P8"><text:span text:style-name="T6">switch(r)</text:span></text:p>
                <text:p text:style-name="P8"><text:span text:style-name="T6">{</text:span></text:p>
                <text:p text:style-name="P8"><text:span text:style-name="T6"><text:s text:c="4"/></text:span><text:span text:style-name="T6">case red <text:s/>: std::cout &lt;&lt; "red\n"; <text:s text:c="2"/>break;</text:span></text:p>
                <text:p text:style-name="P8"><text:span text:style-name="T6"><text:s text:c="4"/></text:span><text:span text:style-name="T6">case green: std::cout &lt;&lt; "green\n"; break;</text:span></text:p>
                <text:p text:style-name="P8"><text:span text:style-name="T6"><text:s text:c="4"/></text:span><text:span text:style-name="T6">case blue : std::cout &lt;&lt; "blue\n"; <text:s/>break;</text:span></text:p>
                <text:p text:style-name="P8"><text:span text:style-name="T6">}</text:span></text:p>
                <text:p text:style-name="P8"><text:span text:style-name="T6"/></text:p>
                <text:p text:style-name="P8"><text:span text:style-name="T6"/></text:p>
              </text:list-item>
            </text:list>
          </draw:text-box>
        </draw:frame>
        <draw:frame draw:style-name="gr1" draw:text-style-name="P3" draw:layer="layout" svg:width="25.4cm" svg:height="0.131cm" svg:x="1.27cm" svg:y="4.314cm">
          <draw:image xlink:href="Pictures/1000000000000280000000054024A3C4FC5E77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layer="layout" svg:width="25.199cm" svg:height="2.973cm" svg:x="1.312cm" svg:y="1.192cm" presentation:class="title" presentation:user-transformed="true">
          <draw:text-box>
            <text:p>Homework</text:p>
          </draw:text-box>
        </draw:frame>
        <draw:frame presentation:style-name="pr11" draw:text-style-name="P10" draw:layer="layout" svg:width="25.199cm" svg:height="9.566cm" svg:x="1.4cm" svg:y="5.039cm" presentation:class="subtitle" presentation:user-transformed="true">
          <draw:text-box>
            <text:list text:style-name="L1">
              <text:list-item>
                <text:p text:style-name="P8"><text:span text:style-name="T6"><text:s/></text:span><text:span text:style-name="T6">Declare an array of struct variables of type Rect</text:span></text:p>
              </text:list-item>
              <text:list-item>
                <text:p text:style-name="P8"><text:span text:style-name="T6"><text:s/></text:span><text:span text:style-name="T6">Sort the array according to the rectangle area</text:span></text:p>
              </text:list-item>
              <text:list-item>
                <text:p text:style-name="P8"><text:span text:style-name="T6"><text:s/></text:span><text:span text:style-name="T6">Use merge sort</text:span></text:p>
              </text:list-item>
            </text:list>
          </draw:text-box>
        </draw:frame>
        <draw:frame draw:style-name="gr1" draw:text-style-name="P3" draw:layer="layout" svg:width="25.4cm" svg:height="0.131cm" svg:x="1.27cm" svg:y="4.314cm">
          <draw:image xlink:href="Pictures/1000000000000280000000054024A3C4FC5E77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/>
    <style:font-face style:name="Times-Roman1" svg:font-family="Times-Roman" style:font-family-generic="roman"/>
    <style:font-face style:name="Helvetica1" svg:font-family="Helvetica" style:font-family-generic="swiss"/>
    <style:font-face style:name="DejaVu Sans3" svg:font-family="'DejaVu Sans'" style:font-pitch="variable"/>
    <style:font-face style:name="Lohit Hindi3" svg:font-family="'Lohit Hindi'" style:font-pitch="variable"/>
    <style:font-face style:name="Symbol" svg:font-family="Symbol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-Roman" svg:font-family="Times-Roman" style:font-family-generic="roman" style:font-pitch="variable"/>
    <style:font-face style:name="DejaVu Sans2" svg:font-family="'DejaVu Sans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ohit Hindi2" svg:font-family="'Lohit Hind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solid" draw:stroke-dash="Dashed_20__28_var_29__20_2" svg:stroke-width="0.051cm" draw:marker-start-width="0.381cm" draw:marker-end-width="0.381cm" svg:stroke-opacity="85%" draw:fill="none" draw:fill-gradient-name="Gradient_20_7" draw:fill-hatch-name="Hatch_20_1" draw:fill-image-name="Bitmape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solid" svg:stroke-width="0.051cm" svg:stroke-color="#2323dc" draw:marker-start-width="0.279cm" draw:marker-end-width="0.279cm" svg:stroke-opacity="95%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us </meta:initial-creator>
    <meta:creation-date>2012-11-05T11:09:27</meta:creation-date>
    <meta:editing-duration>PT14H32M44S</meta:editing-duration>
    <meta:editing-cycles>84</meta:editing-cycles>
    <dc:date>2018-04-11T17:16:00.582609774</dc:date>
    <meta:generator>LibreOffice/5.1.6.2$Linux_X86_64 LibreOffice_project/10m0$Build-2</meta:generator>
    <meta:document-statistic meta:object-count="72"/>
  </office:meta>
</office:document-meta>
</file>